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167in" fo:margin-left="0.0146in" table:align="left"/>
    </style:style>
    <style:style style:name="Table1.A" style:family="table-column">
      <style:table-column-properties style:column-width="6.9167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c0ba" officeooo:paragraph-rsid="0004c0ba"/>
    </style:style>
    <style:style style:name="T1" style:family="text">
      <style:text-properties fo:font-variant="normal" fo:text-transform="none" fo:color="#000000" loext:opacity="100%" fo:font-family="'Lucida Grande', Helvetica, Arial, sans-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1. <text:span text:style-name="T1">Two-dimensional Kripke Semantics I: Presheaves https://arxiv.org/html/2405.04157v2</text:span><text:line-break/>2. <text:span text:style-name="T1">Two-dimensional Kripke Semantics II: Stability and Completeness https://arxiv.org/html/2406.03578v3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8:25:30.920184100</meta:creation-date>
    <meta:editing-duration>PT34S</meta:editing-duration>
    <meta:editing-cycles>2</meta:editing-cycles>
    <meta:generator>LibreOffice/25.8.2.2$Windows_X86_64 LibreOffice_project/d401f2107ccab8f924a8e2df40f573aab7605b6f</meta:generator>
    <dc:date>2025-10-20T18:26:01.030825500</dc:date>
    <meta:document-statistic meta:table-count="1" meta:image-count="0" meta:object-count="0" meta:page-count="1" meta:paragraph-count="1" meta:word-count="16" meta:character-count="188" meta:non-whitespace-character-count="173"/>
  </office:meta>
</office:document-meta>
</file>